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lanificación Proyecto de Desarrollo de Software</text:p>
      <text:p text:style-name="Text_20_body">Departamento de Control de Calidad</text:p>
      <text:p text:style-name="Text_20_body">Celite Chile Ltda.</text:p>
      <text:p text:style-name="Standard"/>
      <text:p text:style-name="Standard">Éste documento se irá modificando a medida que las fases se desarrollan.</text:p>
      <text:p text:style-name="Standard"/>
      <text:p text:style-name="Standard">Introducción</text:p>
      <text:p text:style-name="Standard"/>
      <text:p text:style-name="Standard">Se requiere la implementación de un sistema completo de gestión por software, para el departamento de control de calidad, que incluya el registro de datos de muestras de laboratorio, reportes de datos, cálculos de CPK, medias, darcy y otros. Creación de certificados de calidad y registros de muestras de minerales de acopios.</text:p>
      <text:p text:style-name="Standard"/>
      <text:p text:style-name="Standard">Objetivo general</text:p>
      <text:p text:style-name="Standard"/>
      <text:p text:style-name="Standard">Desarrollar un software que de cumplimiento a los requisitos de usuario para el departamento de Calidad de la empresa Celite Chile Ltda.</text:p>
      <text:p text:style-name="Standard"/>
      <text:p text:style-name="Standard">Objetivos específicos</text:p>
      <text:p text:style-name="Standard"/>
      <text:p text:style-name="Standard">Dentro de los objetivos específicos se determina:</text:p>
      <text:p text:style-name="Standard"/>
      <text:list xml:id="list22191902" text:style-name="L1">
        <text:list-item>
          <text:p text:style-name="P1">Análisis de la situación actual</text:p>
        </text:list-item>
        <text:list-item>
          <text:p text:style-name="P1">Análisis y Especificación de los requerimientos de usuario</text:p>
        </text:list-item>
        <text:list-item>
          <text:p text:style-name="P1">Diseño de la arquitectura y modelo del software</text:p>
        </text:list-item>
        <text:list-item>
          <text:p text:style-name="P1">Desarrollo de la base de datos del sistema</text:p>
        </text:list-item>
        <text:list-item>
          <text:p text:style-name="P1">Desarrollo de las API del programa</text:p>
        </text:list-item>
        <text:list-item>
          <text:p text:style-name="P1">Implementación del sistema</text:p>
        </text:list-item>
        <text:list-item>
          <text:p text:style-name="P1">Migración desde el sistema actual al nuevo.</text:p>
        </text:list-item>
      </text:list>
      <text:p text:style-name="Standard"/>
      <text:p text:style-name="Standard">Organización del Proyecto</text:p>
      <text:p text:style-name="Standard"/>
      <text:p text:style-name="Standard">Participantes en el proyecto</text:p>
      <text:p text:style-name="Standard"/>
      <text:p text:style-name="Standard">Eduardo Farías Reyes, Analista y desarrollador del software</text:p>
      <text:p text:style-name="Standard">Rubén Copa, Jefe de Laboratorio Aseguramiento de la Calidad</text:p>
      <text:p text:style-name="Standard">Rodrigo Cancino, Analista IT Worldminerals Chile</text:p>
      <text:p text:style-name="Standard"/>
      <text:p text:style-name="P2">Iteraciones (Springs)</text:p>
      <text:p text:style-name="Standard"/>
      <text:p text:style-name="Standard">1ra iteración: Sistema laboratorio</text:p>
      <text:p text:style-name="Standard"/>
      <text:p text:style-name="Standard">Esfuerzo : 8 semanas</text:p>
      <text:p text:style-name="Standard">Requisitos :</text:p>
      <text:p text:style-name="Standard"><text:tab/>-Base de datos</text:p>
      <text:p text:style-name="Standard"><text:tab/>-Inicio de sesión con roles</text:p>
      <text:p text:style-name="Standard"><text:tab/>-Ingreso de datos a las base <text:s/>de datos</text:p>
      <text:p text:style-name="Standard"><text:tab/>-Administración de campos y datos</text:p>
      <text:p text:style-name="Standard"><text:tab/>-Visualización de datos</text:p>
      <text:p text:style-name="Standard"/>
      <text:p text:style-name="Standard">Tareas : </text:p>
      <text:p text:style-name="Standard"><text:tab/>-Análisis</text:p>
      <text:p text:style-name="Standard"><text:tab/><text:tab/>-Especificación de requerimientos</text:p>
      <text:p text:style-name="Standard"><text:tab/><text:tab/>-Anális de modelos de negocio</text:p>
      <text:p text:style-name="Standard"><text:tab/><text:tab/>-análisis de modelos de datos</text:p>
      <text:p text:style-name="Standard"><text:tab/>-Diseño</text:p>
      <text:p text:style-name="Standard"><text:tab/>-Desarrollo:</text:p>
      <text:p text:style-name="Standard"><text:tab/><text:tab/>-Base de datos</text:p>
      <text:p text:style-name="Standard"><text:tab/><text:tab/>-Ingreso de usuarios</text:p>
      <text:p text:style-name="Standard"><text:tab/><text:tab/>-Formularios de ingreso de datos</text:p>
      <text:p text:style-name="Standard"><text:tab/><text:tab/>-Páginas de visualización de datos</text:p>
      <text:p text:style-name="Standard"/>
      <text:p text:style-name="Standard">costo : 850,000</text:p>
      <text:p text:style-name="Standard"/>
      <text:p text:style-name="Standard">Iteración 2</text:p>
      <text:p text:style-name="Standard"><text:tab/>Sistema de reportes:</text:p>
      <text:p text:style-name="Standard">Esfuerzo : 4 semnas</text:p>
      <text:p text:style-name="Standard">Requisitos</text:p>
      <text:p text:style-name="Standard"><text:tab/>-Mejoras y avances a iteración 1</text:p>
      <text:p text:style-name="Standard"><text:tab/>-Cálculos de CPK y otros</text:p>
      <text:p text:style-name="Standard"><text:tab/>-Generación de reportes basado en filtros</text:p>
      <text:p text:style-name="Standard"><text:tab/>-Administración de datos</text:p>
      <text:p text:style-name="Standard"/>
      <text:p text:style-name="Standard">Tareas</text:p>
      <text:p text:style-name="Standard"><text:tab/>Análisis de requerimientos</text:p>
      <text:p text:style-name="Standard"><text:tab/>Implementación de reportes en sistema de reportes</text:p>
      <text:p text:style-name="Standard"><text:tab/>Implementación de reportes en aplicación sidac</text:p>
      <text:p text:style-name="Standard"/>
      <text:p text:style-name="Standard">costo :</text:p>
      <text:p text:style-name="Standard"><text:tab/>690,000</text:p>
      <text:p text:style-name="Standard"/>
      <text:p text:style-name="Standard">Iteración 3</text:p>
      <text:p text:style-name="Standard"><text:tab/>Aplicación para minerales</text:p>
      <text:p text:style-name="Standard">Esfuerzo : 4 semanas</text:p>
      <text:p text:style-name="Standard"/>
      <text:p text:style-name="Standard">Requisitos</text:p>
      <text:p text:style-name="Standard"><text:tab/>-Formularios de ingreso de datos de minerales</text:p>
      <text:p text:style-name="Standard"><text:soft-page-break/><text:tab/>-Vistas de datos</text:p>
      <text:p text:style-name="Standard"><text:tab/>-Administración de datos y campos</text:p>
      <text:p text:style-name="Standard"><text:tab/>-Reportes</text:p>
      <text:p text:style-name="Standard"/>
      <text:p text:style-name="Standard">Tareas</text:p>
      <text:p text:style-name="Standard"><text:tab/>-Determinación de requerimientos</text:p>
      <text:p text:style-name="Standard"><text:tab/>-Análisis de modelos de negocio</text:p>
      <text:p text:style-name="Standard"><text:tab/>-Desarrollo de tablas y campos para la base de datos</text:p>
      <text:p text:style-name="Standard"><text:tab/>-Desarrollo de Formularios de ingresos</text:p>
      <text:p text:style-name="Standard"><text:tab/>-Desarrollo de contenedores de datos</text:p>
      <text:p text:style-name="Standard"><text:tab/>-Diseño e Implementación de reportes al sistema generador de reportes</text:p>
      <text:p text:style-name="Standard"><text:tab/>-Fusión con reportes del departamento de minas</text:p>
      <text:p text:style-name="Standard"/>
      <text:p text:style-name="Standard">Costo : 690,000</text:p>
      <text:p text:style-name="Standard"/>
      <text:p text:style-name="Standard">Iteración 4</text:p>
      <text:p text:style-name="Standard"><text:tab/>Generación de Certificados de Calidad</text:p>
      <text:p text:style-name="Standard">Esfuerzo 4 semnas</text:p>
      <text:p text:style-name="Standard"/>
      <text:p text:style-name="Standard">Requisitos</text:p>
      <text:p text:style-name="Standard"><text:tab/>-Cálculo de Darcy y otros</text:p>
      <text:p text:style-name="Standard"><text:tab/>-Formularios de datos</text:p>
      <text:p text:style-name="Standard"><text:tab/>-Selección de registros a incluir</text:p>
      <text:p text:style-name="Standard"><text:tab/>-Generación de certificados</text:p>
      <text:p text:style-name="Standard"/>
      <text:p text:style-name="Standard">Tareas</text:p>
      <text:p text:style-name="Standard"><text:tab/>-Análisis de modelos de negocio</text:p>
      <text:p text:style-name="Standard"><text:tab/>-Especificación de requerimientos</text:p>
      <text:p text:style-name="Standard"><text:tab/>-Desarrollo de tablas y campos para la BB.DD.</text:p>
      <text:p text:style-name="Standard"><text:tab/>-Desarrollo de Formularios de Ingresos</text:p>
      <text:p text:style-name="Standard"><text:tab/>-Desarrollo de cálculos</text:p>
      <text:p text:style-name="Standard"><text:tab/>-Visualizar datos</text:p>
      <text:p text:style-name="Standard"><text:tab/>-Diseño e implementación de reportes (certificados de calidad)</text:p>
      <text:p text:style-name="Standard"/>
      <text:p text:style-name="Standard">costos</text:p>
      <text:p text:style-name="Standard"><text:tab/>690,000</text:p>
      <text:p text:style-name="Standard"/>
      <text:p text:style-name="Standard">Fase de testeo</text:p>
      <text:p text:style-name="Standard"/>
      <text:p text:style-name="Standard">-Se analiza la aplicación, se corrigen errores se implementan nuevas funciones.</text:p>
      <text:p text:style-name="Standard"/>
      <text:p text:style-name="Standard">Esfuerzo 4 semanas</text:p>
      <text:p text:style-name="Standard"/>
      <text:p text:style-name="Standard">Costo 690,000</text:p>
      <text:p text:style-name="Standard"/>
      <text:p text:style-name="Standard">Costo total : 3610000+i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uardo Farías</meta:initial-creator>
    <meta:creation-date>2011-03-07T11:52:43.93</meta:creation-date>
    <dc:date>2011-03-09T03:06:21.07</dc:date>
    <dc:creator>Eduardo Farías</dc:creator>
    <meta:editing-duration>PT05H35M58S</meta:editing-duration>
    <meta:editing-cycles>3</meta:editing-cycles>
    <meta:generator>OpenOffice.org/3.2$Win32 OpenOffice.org_project/320m18$Build-9502</meta:generator>
    <meta:document-statistic meta:table-count="0" meta:image-count="0" meta:object-count="0" meta:page-count="3" meta:paragraph-count="97" meta:word-count="479" meta:character-count="3174"/>
  </office:meta>
</office:document-meta>
</file>